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587cm" fo:min-width="1.1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27cm" svg:y1="13.5cm" svg:x2="9.022cm" svg:y2="13.113cm">
            <text:p/>
          </draw:line>
          <draw:line draw:style-name="gr1" draw:text-style-name="P1" draw:layer="layout" svg:x1="10.013cm" svg:y1="12.275cm" svg:x2="9.023cm" svg:y2="13.119cm">
            <text:p/>
          </draw:line>
          <draw:line draw:style-name="gr1" draw:text-style-name="P1" draw:layer="layout" svg:x1="10.033cm" svg:y1="10.65cm" svg:x2="9.006cm" svg:y2="9.836cm">
            <text:p/>
          </draw:line>
          <draw:line draw:style-name="gr1" draw:text-style-name="P1" draw:layer="layout" svg:x1="10.037cm" svg:y1="12.316cm" svg:x2="9.01cm" svg:y2="11.502cm">
            <text:p/>
          </draw:line>
          <draw:line draw:style-name="gr1" draw:text-style-name="P1" draw:layer="layout" svg:x1="10.026cm" svg:y1="10.616cm" svg:x2="9.036cm" svg:y2="11.46cm">
            <text:p/>
          </draw:line>
          <draw:line draw:style-name="gr1" draw:text-style-name="P1" draw:layer="layout" svg:x1="9.99cm" svg:y1="8.971cm" svg:x2="9cm" svg:y2="9.815cm">
            <text:p/>
          </draw:line>
          <draw:line draw:style-name="gr1" draw:text-style-name="P1" draw:layer="layout" svg:x1="9.941cm" svg:y1="8.987cm" svg:x2="9.436cm" svg:y2="8.6cm">
            <text:p/>
          </draw:line>
          <draw:custom-shape draw:style-name="gr2" draw:text-style-name="P2" draw:layer="layout" svg:width="3.2cm" svg:height="3.673cm" svg:x="12.3cm" svg:y="9.227cm">
            <text:p text:style-name="P2">+</text:p>
            <text:p text:style-name="P2">-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3" draw:text-style-name="P3" draw:layer="layout" svg:x1="9.4cm" svg:y1="6.5cm" svg:x2="9.4cm" svg:y2="8.6cm">
          <text:p/>
        </draw:line>
        <draw:line draw:style-name="gr3" draw:text-style-name="P3" draw:layer="layout" svg:x1="9.4cm" svg:y1="13.4cm" svg:x2="9.4cm" svg:y2="15.5cm">
          <text:p/>
        </draw:line>
        <draw:line draw:style-name="gr3" draw:text-style-name="P3" draw:layer="layout" svg:x1="13.9cm" svg:y1="12.9cm" svg:x2="13.9cm" svg:y2="15.5cm">
          <text:p/>
        </draw:line>
        <draw:line draw:style-name="gr3" draw:text-style-name="P3" draw:layer="layout" svg:x1="13.9cm" svg:y1="6.5cm" svg:x2="13.9cm" svg:y2="9.3cm">
          <text:p/>
        </draw:line>
        <draw:line draw:style-name="gr3" draw:text-style-name="P3" draw:layer="layout" svg:x1="9.4cm" svg:y1="6.5cm" svg:x2="6.4cm" svg:y2="6.5cm">
          <text:p/>
        </draw:line>
        <draw:line draw:style-name="gr3" draw:text-style-name="P3" draw:layer="layout" svg:x1="22.4cm" svg:y1="15.5cm" svg:x2="6.4cm" svg:y2="15.5cm">
          <text:p/>
        </draw:line>
        <draw:frame draw:style-name="gr4" draw:text-style-name="P4" draw:layer="layout" svg:width="1.7cm" svg:height="5.228cm" svg:x="6.5cm" svg:y="8.672cm">
          <draw:text-box>
            <text:p>+</text:p>
            <text:p/>
            <text:p>v_in</text:p>
            <text:p/>
            <text:p/>
            <text:p>-</text:p>
          </draw:text-box>
        </draw:frame>
        <draw:frame draw:style-name="gr5" draw:text-style-name="P4" draw:layer="layout" svg:width="2.1cm" svg:height="8.072cm" svg:x="21.9cm" svg:y="7cm">
          <draw:text-box>
            <text:p>+</text:p>
            <text:p/>
            <text:p/>
            <text:p/>
            <text:p/>
            <text:p>v_out</text:p>
            <text:p/>
            <text:p/>
            <text:p/>
            <text:p/>
            <text:p>-</text:p>
          </draw:text-box>
        </draw:frame>
        <draw:frame draw:style-name="gr6" draw:text-style-name="P4" draw:layer="layout" svg:width="1.8cm" svg:height="2.1cm" svg:x="9.8cm" svg:y="7.8cm">
          <draw:text-box>
            <text:p>Z_in</text:p>
          </draw:text-box>
        </draw:frame>
        <draw:g>
          <draw:line draw:style-name="gr1" draw:text-style-name="P1" draw:layer="layout" svg:x1="20.201cm" svg:y1="6.555cm" svg:x2="19.813cm" svg:y2="7.053cm">
            <text:p/>
          </draw:line>
          <draw:line draw:style-name="gr1" draw:text-style-name="P1" draw:layer="layout" svg:x1="19.01cm" svg:y1="6.048cm" svg:x2="19.819cm" svg:y2="7.052cm">
            <text:p/>
          </draw:line>
          <draw:line draw:style-name="gr1" draw:text-style-name="P1" draw:layer="layout" svg:x1="17.418cm" svg:y1="6cm" svg:x2="16.603cm" svg:y2="7.013cm">
            <text:p/>
          </draw:line>
          <draw:line draw:style-name="gr1" draw:text-style-name="P1" draw:layer="layout" svg:x1="19.05cm" svg:y1="6.025cm" svg:x2="18.235cm" svg:y2="7.038cm">
            <text:p/>
          </draw:line>
          <draw:line draw:style-name="gr1" draw:text-style-name="P1" draw:layer="layout" svg:x1="17.385cm" svg:y1="6.007cm" svg:x2="18.194cm" svg:y2="7.011cm">
            <text:p/>
          </draw:line>
          <draw:line draw:style-name="gr1" draw:text-style-name="P1" draw:layer="layout" svg:x1="15.773cm" svg:y1="6.015cm" svg:x2="16.582cm" svg:y2="7.019cm">
            <text:p/>
          </draw:line>
          <draw:line draw:style-name="gr1" draw:text-style-name="P1" draw:layer="layout" svg:x1="15.788cm" svg:y1="6.064cm" svg:x2="15.4cm" svg:y2="6.562cm">
            <text:p/>
          </draw:line>
        </draw:g>
        <draw:line draw:style-name="gr3" draw:text-style-name="P3" draw:layer="layout" svg:x1="13.9cm" svg:y1="6.5cm" svg:x2="15.5cm" svg:y2="6.5cm">
          <text:p/>
        </draw:line>
        <draw:line draw:style-name="gr3" draw:text-style-name="P3" draw:layer="layout" svg:x1="20.2cm" svg:y1="6.5cm" svg:x2="22.4cm" svg:y2="6.5cm">
          <text:p/>
        </draw:line>
        <draw:frame draw:style-name="gr6" draw:text-style-name="P4" draw:layer="layout" svg:width="2.5cm" svg:height="2.1cm" svg:x="15.6cm" svg:y="4.9cm">
          <draw:text-box>
            <text:p>Z_out</text:p>
          </draw:text-box>
        </draw:frame>
        <draw:frame draw:style-name="gr7" draw:text-style-name="P4" draw:layer="layout" svg:width="3.5cm" svg:height="2.384cm" svg:x="14.4cm" svg:y="9cm">
          <draw:text-box>
            <text:p>A_v * V_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6-07T12:46:10.414333529</dc:date>
    <meta:editing-duration>PT5H36M7S</meta:editing-duration>
    <meta:editing-cycles>12</meta:editing-cycles>
    <meta:generator>LibreOffice/6.4.6.2$Linux_X86_64 LibreOffice_project/40$Build-2</meta:generator>
    <meta:document-statistic meta:object-count="30"/>
  </office:meta>
</office:document-meta>
</file>